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2">
      <style:paragraph-properties fo:text-align="center" style:justify-single-word="false"/>
    </style:style>
    <style:style style:name="Sect1" style:family="section">
      <style:section-properties style:editable="false">
        <style:columns fo:column-count="1" fo:column-gap="0in"/>
        <text:notes-configuration text:note-class="end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2" text:outline-level="2">The Sonic Speech Speedup Algorithm</text:h>
        <text:p text:style-name="P1">By Bill Cox</text:p>
        <text:p text:style-name="P1">August 11, 2011</text:p>
        <text:h text:style-name="Heading_20_2" text:outline-level="2">Abstract</text:h>
        <text:p text:style-name="Standard">Today, WSOLA<text:note text:id="ftn1" text:note-class="endnote"><text:note-citation>1</text:note-citation><text:note-body><text:p text:style-name="Endnote">An overlap-add technique based on waveform similarity (wsola) for high quality time-scale modification of speech (1993), by W Verhelst, M Roelands In Proc. ICASSP93</text:p></text:note-body></text:note> is the most widely used algorithm for speeding up pod-casts and audio-books. <text:s/>It can modify speech or music, and is used in the popular SoundTouch<text:note text:id="ftn2" text:note-class="endnote"><text:note-citation>2</text:note-citation><text:note-body><text:p text:style-name="Endnote">http://www.surina.net/soundtouch</text:p></text:note-body></text:note> library and Apple IOS music player. <text:s/>Unfortunately, WSOLA badly distorts speech, especially for speed up factors over 2X. <text:s/>This distortion can be described as sound skipping, and is a fundamental limitation of the algorithm. <text:s/>At 2.5X, too many phonemes are skipped altogether for speech to be understood. <text:s/>A new algorithm called Sonic<text:note text:id="ftn3" text:note-class="endnote"><text:note-citation>3</text:note-citation><text:note-body><text:p text:style-name="Endnote">http://dev.vinux-project.org/sonic and https://github.com/waywardgeek/sonic</text:p></text:note-body></text:note> is specifically tailored to generate high quality results for speech at high speed up factors, and can be understood at factors of 6X by trained speed listeners.</text:p>
        <text:h text:style-name="Heading_20_2" text:outline-level="2">Algorithm</text:h>
        <text:p text:style-name="Standard">Conceptually, Sonic speeds up speech by taking two adjacent pitch periods, start playing the first while linearly fading it out, and linearly fading in the next pitch period. <text:s/>For factors of less than 2X, Sonic uses the PICOLA<text:note text:id="ftn4" text:note-class="endnote"><text:note-citation>4</text:note-citation><text:note-body><text:p text:style-name="Endnote">http://keizai.yokkaichi-u.ac.jp/~ikeda/research/picola.html</text:p></text:note-body></text:note> algorithm. <text:s/>For speeding up speech by 2X or more, the following equation is used: </text:p>
        <text:p text:style-name="Standard"/>
        <text:p text:style-name="Standard"><text:tab/>newSamples = period/(speed - 1.0) </text:p>
        <text:p text:style-name="Standard"/>
        <text:p text:style-name="Standard">where period is measured as the number of input samples in the pitch epoch, determined using Average Magnitude Difference Function (AMDF)<text:note text:id="ftn5" text:note-class="endnote"><text:note-citation>5</text:note-citation><text:note-body><text:p text:style-name="Endnote">Audio Feature Extraction And Analysis For Scene Segmentation And Classification by Zhu Liu, Yao Wang, Tsuhan Chen — 1998 — Journal of VLSI Signal Processing System</text:p></text:note-body></text:note> or any other pitch estimator, and speed is the desired speedup factor. <text:s/>If the current position in the input stream is pointed to by "samples", and the current output stream position is pointed to by "out", then newSamples number of samples can be generated with: </text:p>
        <text:p text:style-name="Standard"/>
        <text:p text:style-name="Standard"><text:tab/>out[t] = (samples[t]*(newSamples - t) + samples[t + period]*t)/newSamples; </text:p>
        <text:p text:style-name="Standard"/>
        <text:p text:style-name="Standard">where t = 0 to newSamples – 1. <text:s/>The pointer to the input stream is then advanced by the period. <text:s/></text:p>
        <text:h text:style-name="Heading_20_2" text:outline-level="2">Distortion</text:h>
        <text:p text:style-name="Standard">Unlike WSOLA, Sonic output always is a mix of data from the nearest two pitch periods, and phonemes are never skipped. <text:s/>Distortion actually decreases at speeds of 2X and higher, because phonemes are compressed in time nearly the same way wherever they occur, while below 2X, PICOLA randomly shrinks phonemes by a pitch period or does not shrink them at all. <text:s/>PICOLA distortion is most noticeable at 50% speed up. <text:s/>However, PICOLA introduces less distortion than TDHS<text:note text:id="ftn6" text:note-class="endnote"><text:note-citation>6</text:note-citation><text:note-body><text:p text:style-name="Endnote">H. Valbret, E. Moulines and J.P. Tubach, “Voice transformation using PSOLA technique”, Speech Communications, 11:175-187, 1992.</text:p></text:note-body></text:note>, because the human ear can detect that TDHS mixes sound samples of longer than one pitch period. <text:s/>TDHS distortion sounds like the speaker has a slight echo, an effect that is avoided by mixing only samples of at most one pitch epoch in length.</text:p>
        <text:h text:style-name="Heading_20_2" text:outline-level="2">Future Work</text:h>
        <text:p text:style-name="Standard">Improvements to the current implementation are possible. <text:s/>Spectral distortion is slightly lower using a sine-wave fade envelope rather than the current triangle envelope. <text:s/>However, this improvement adds complexity and increased CPU effort without noticeable improvement in sound quality. <text:s/>Improvements in pitch estimation could also improve sound quality, but various pitch estimators were tried, without <text:soft-page-break/>significant difference in sound quality between any of them. <text:s/>Heuristics that greatly speed up pitch estimation are used, which barely introduce distortion due to inaccuracies in pitch estimation. <text:s/>Attempting to keep the sample pointer aligned with peak energy in the <text:s/>input stream could further reduce distortion, because the highest energy portions would be played with least mixing.</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style:master-page style:name="My_20_Endnote_20_page" style:display-name="My Endnote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 Cox</meta:initial-creator>
    <meta:creation-date>2011-08-14T09:04:01</meta:creation-date>
    <dc:date>2011-08-14T14:55:30</dc:date>
    <dc:creator>Bill Cox</dc:creator>
    <meta:editing-duration>PT5H49M28S</meta:editing-duration>
    <meta:editing-cycles>14</meta:editing-cycles>
    <meta:generator>LibreOffice/3.3$Unix LibreOffice_project/330m19$Build-202</meta:generator>
    <meta:document-statistic meta:table-count="0" meta:image-count="0" meta:object-count="0" meta:page-count="2" meta:paragraph-count="21" meta:word-count="585" meta:character-count="3799"/>
  </office:meta>
</office:document-meta>
</file>